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p text:style-name="Normal"><text:span text:style-name="T1">SECTION I - EARTH sense</text:span></text:p>
      <text:p text:style-name="Normal">Hero of Assiah {5} [Supreme Sense] - The Planter</text:p>
      <text:p text:style-name="Normal"/>
      <text:p text:style-name="Normal"><text:span text:style-name="T2">POEM 1 - ORDINARY WORLD</text:span></text:p>
      <text:p text:style-name="Normal"/>
      <text:p text:style-name="Normal">Towering intellects beckon triumph</text:p>
      <text:p text:style-name="Normal">Genius points beyond heroes</text:p>
      <text:p text:style-name="Normal">Minds languish in black boxes</text:p>
      <text:p text:style-name="Normal">Still, the fragrance of lilies</text:p>
      <text:p text:style-name="Normal">Steals freedom from frays</text:p>
      <text:p text:style-name="Normal">Sensual captivation for sale in every direction</text:p>
      <text:p text:style-name="Normal">The will to power’s busyness slays worlds</text:p>
      <text:p text:style-name="Normal">It presses wines of scarlet indulgence</text:p>
      <text:p text:style-name="Normal">Passionate love all night this ecstasy returns</text:p>
      <text:p text:style-name="Normal">Until Sorrow digs roots in Soils of Supreme Activity</text:p>
      <text:p text:style-name="Normal"/>
      <text:p text:style-name="Normal"><text:span text:style-name="T2">POEM 2 - CALL TO ADVENTURE</text:span></text:p>
      <text:p text:style-name="Normal"/>
      <text:p text:style-name="Normal">From lungs to mind the breeze of Ruach</text:p>
      <text:p text:style-name="Normal">Tara smiles</text:p>
      <text:p text:style-name="Normal">Nyx offers toxic mirths</text:p>
      <text:p text:style-name="Normal">Sated hedonism, desert penitence</text:p>
      <text:p text:style-name="Normal">Courage breaks through traps of the sense chase</text:p>
      <text:p text:style-name="Normal">Half-man, half-bird, the soul longs for ease from duality</text:p>
      <text:p text:style-name="Normal">Green efforts triumph over envy &amp; jealousy</text:p>
      <text:p text:style-name="Normal">Beasts at bay with right actions</text:p>
      <text:p text:style-name="Normal">The generative is comprehended</text:p>
      <text:p text:style-name="Normal">Double vajra, double work, All-accomplishing</text:p>
      <text:p text:style-name="Normal"/>
      <text:p text:style-name="Normal"><text:span text:style-name="T2">POEM 3 - REFUSE THE CALL</text:span></text:p>
      <text:p text:style-name="Normal"/>
      <text:p text:style-name="Normal">1. Keter - (Macro - Water, Hearing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Subjugate emotion from Ego]</text:p>
      <text:p text:style-name="Normal"/>
      <text:p text:style-name="Normal"><text:span text:style-name="T2">POEM 4 - ENCOURAGED BY MENTOR</text:span></text:p>
      <text:p text:style-name="Normal"/>
      <text:p text:style-name="Normal">1. Keter - (Macro - Fire, Taste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Magnetize Inspiration of Heart]</text:p>
      <text:p text:style-name="Normal"/>
      <text:p text:style-name="Normal"><text:span text:style-name="T2">POEM 5 - CROSS 1ST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{Peaceful Activity - Birth into Acceptance of Sorrow}</text:p>
      <text:p text:style-name="Normal">10. Malkuth - </text:p>
      <text:p text:style-name="Normal"/>
      <text:p text:style-name="Normal"><text:span text:style-name="T2">POEM 6 - TESTS, ALLIES &amp; ENEMIES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{Peaceful Activity - Grace grasping Sense}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7 - CROSS 2ND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{Peaceful Activity - Death of Physical Pride}</text:p>
      <text:p text:style-name="Normal">9. Yesod - </text:p>
      <text:p text:style-name="Normal">10. Malkuth - </text:p>
      <text:p text:style-name="Normal"/>
      <text:p text:style-name="Normal"><text:span text:style-name="T2">POEM 8 - ENDURE THE ORDEAL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Earth Creation Shiva~</text:p>
      <text:p text:style-name="Normal"/>
      <text:p text:style-name="Normal"><text:span text:style-name="T2">POEM 9 - TAKE POSSESSION OF REWARD</text:span></text:p>
      <text:p text:style-name="Normal"/>
      <text:p text:style-name="Normal">1. Keter - </text:p>
      <text:p text:style-name="Normal">2. Chochmah - </text:p>
      <text:p text:style-name="Normal">3. Binah - ~Air Creation Shiva~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10 - ESCAPE PURSUERS ON WAY BACK TO ORDINARY WOR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~Water Creation Shiva~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11 - CROSS 3RD THRESHOLD</text:span></text:p>
      <text:p text:style-name="Normal"/>
      <text:p text:style-name="Normal">1. Keter - ~Fire Creation Shiva~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12 - RETURN WITH ELIXER</text:span></text:p>
      <text:p text:style-name="Normal"/>
      <text:p text:style-name="Normal">1. Keter - </text:p>
      <text:p text:style-name="Normal">2. Chochmah - ~Quintessence Creation Shiva~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1">SECTION II - AIR intellect</text:span></text:p>
      <text:p text:style-name="Normal">Hero of Yetzirah {7} [Increasing Mind] - The Gatherer</text:p>
      <text:p text:style-name="Normal"/>
      <text:p text:style-name="Normal"><text:span text:style-name="T2">POEM 13 - ORDINARY WORLD</text:span></text:p>
      <text:p text:style-name="Normal"/>
      <text:p text:style-name="Normal">Michelangelo’s gnosis descends into</text:p>
      <text:p text:style-name="Normal">St. Clement’s Alexandrian Protrepticus</text:p>
      <text:p text:style-name="Normal">Mahakala’s dark flames of suspended disbelief</text:p>
      <text:p text:style-name="Normal">Breakthrough blessings of frankincense and myrrh</text:p>
      <text:p text:style-name="Normal">A wrestling with intellect’s accursed accuser</text:p>
      <text:p text:style-name="Normal">The magnificence of the little death</text:p>
      <text:p text:style-name="Normal">Strategic conquerors claiming flags and narratives</text:p>
      <text:p text:style-name="Normal">Humility before altars of revelation</text:p>
      <text:p text:style-name="Normal">Getting all thoughts here: Erased, Restored, Ever Recollected</text:p>
      <text:p text:style-name="Normal">Monumental storehouses for the betterment of generations</text:p>
      <text:p text:style-name="Normal"/>
      <text:p text:style-name="Normal"><text:span text:style-name="T2">POEM 14 - CALL TO ADVENTURE</text:span></text:p>
      <text:p text:style-name="Normal"/>
      <text:p text:style-name="Normal">Graduation caps of Nefesh</text:p>
      <text:p text:style-name="Normal">The affliction of conceptual capacity</text:p>
      <text:p text:style-name="Normal">Always more, but no more than enough in mind </text:p>
      <text:p text:style-name="Normal">Caring for lovers pangs</text:p>
      <text:p text:style-name="Normal">The perils of wrongful collection</text:p>
      <text:p text:style-name="Normal">The joy of flesh a gnosis of skin</text:p>
      <text:p text:style-name="Normal">Ecstatic triumphs <text:s text:c="1"/></text:p>
      <text:p text:style-name="Normal">Delusion &amp; pride subdued in rest</text:p>
      <text:p text:style-name="Normal">Equanimity seated upon Lakshmi’s precious piles</text:p>
      <text:p text:style-name="Normal">Glimmering prisms of lively speech</text:p>
      <text:p text:style-name="Normal"/>
      <text:p text:style-name="Normal"><text:span text:style-name="T2">POEM 15 - REFUSE THE CALL</text:span></text:p>
      <text:p text:style-name="Normal"/>
      <text:p text:style-name="Normal">1. Keter - (Macro - Water, Hearing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Subjugate emotion from Ego]</text:p>
      <text:p text:style-name="Normal"/>
      <text:p text:style-name="Normal"><text:span text:style-name="T2">POEM 16 - ENCOURAGED BY MENTOR</text:span></text:p>
      <text:p text:style-name="Normal"/>
      <text:p text:style-name="Normal">1. Keter - (Macro - Fire, Taste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Magnetize Inspiration of Heart]</text:p>
      <text:p text:style-name="Normal"/>
      <text:p text:style-name="Normal"><text:span text:style-name="T2">POEM 17 - CROSS 1ST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{Peaceful Activity - Birth into Intellectual Joy}</text:p>
      <text:p text:style-name="Normal">10. Malkuth - </text:p>
      <text:p text:style-name="Normal"/>
      <text:p text:style-name="Normal"><text:span text:style-name="T2">POEM 18 - TESTS, ALLIES &amp; ENEMIES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{Peaceful Activity - Grace grasping Intellect}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19 - CROSS 2ND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{Peaceful Activity - Death of Intellectual Envy}</text:p>
      <text:p text:style-name="Normal">9. Yesod - </text:p>
      <text:p text:style-name="Normal">10. Malkuth - </text:p>
      <text:p text:style-name="Normal"/>
      <text:p text:style-name="Normal"><text:span text:style-name="T2">POEM 20 - ENDURE THE ORDEAL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Earth Obscuration Shiva~</text:p>
      <text:p text:style-name="Normal"/>
      <text:p text:style-name="Normal"><text:span text:style-name="T2">POEM 21 - TAKE POSSESSION OF REWARD</text:span></text:p>
      <text:p text:style-name="Normal"/>
      <text:p text:style-name="Normal">1. Keter - </text:p>
      <text:p text:style-name="Normal">2. Chochmah - </text:p>
      <text:p text:style-name="Normal">3. Binah - ~Air Obscuration Shiva~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22 - ESCAPE PURSUERS ON WAY BACK TO ORDINARY WOR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~Water Obscuration Shiva~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23 - CROSS 3RD THRESHOLD</text:span></text:p>
      <text:p text:style-name="Normal"/>
      <text:p text:style-name="Normal">1. Keter - ~Fire Obscuration Shiva~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24 - RETURN WITH ELIXER</text:span></text:p>
      <text:p text:style-name="Normal"/>
      <text:p text:style-name="Normal">1. Keter - </text:p>
      <text:p text:style-name="Normal">2. Chochmah - ~Quintessence Obscuration Shiva~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1">SECTION III - WATER emotion</text:span></text:p>
      <text:p text:style-name="Normal">Hero of Beri'ah {8} [Subjugating Storehouse] - The Thresher</text:p>
      <text:p text:style-name="Normal"/>
      <text:p text:style-name="Normal"><text:span text:style-name="T2">POEM 25 - ORDINARY WORLD</text:span></text:p>
      <text:p text:style-name="Normal"/>
      <text:p text:style-name="Normal">Crowns of Thorns become Laurel Wreaths</text:p>
      <text:p text:style-name="Normal">Ratnasambhava’s jewel shimmers with courageous bliss</text:p>
      <text:p text:style-name="Normal">Mara’s maidens dance as redeemed dakinis</text:p>
      <text:p text:style-name="Normal">Streams of Her Secret Righteousness flow</text:p>
      <text:p text:style-name="Normal">Jagged mountains like magi justly ruling aeons</text:p>
      <text:p text:style-name="Normal">Stars of the Sea beaming like White Stones</text:p>
      <text:p text:style-name="Normal">Four queens the warrior’s walls</text:p>
      <text:p text:style-name="Normal">Drawn within, weaving ever toward the Golden Core</text:p>
      <text:p text:style-name="Normal">Tender heart reactions ever soothing Her Effervescent Resplendence</text:p>
      <text:p text:style-name="Normal">She draws the bridges of Chinvat unto Herself</text:p>
      <text:p text:style-name="Normal"/>
      <text:p text:style-name="Normal"><text:span text:style-name="T2">POEM 26 - CALL TO ADVENTURE</text:span></text:p>
      <text:p text:style-name="Normal"/>
      <text:p text:style-name="Normal">The spirit of God rests above Heavenly waters</text:p>
      <text:p text:style-name="Normal">The Great Round Mirror reveals</text:p>
      <text:p text:style-name="Normal">Realms of exceeding great delight</text:p>
      <text:p text:style-name="Normal">The Woman of the Waterfall baptizes</text:p>
      <text:p text:style-name="Normal">Rage &amp; anger disappear with the touch of earth</text:p>
      <text:p text:style-name="Normal">Elephants march through frozen lands</text:p>
      <text:p text:style-name="Normal">Craving &amp; suffering cease</text:p>
      <text:p text:style-name="Normal">Man makes loves with Holy Emotion</text:p>
      <text:p text:style-name="Normal">Right minds with right views come to pass</text:p>
      <text:p text:style-name="Normal"/>
      <text:p text:style-name="Normal"><text:span text:style-name="T2">POEM 27 - REFUSE THE CALL</text:span></text:p>
      <text:p text:style-name="Normal"/>
      <text:p text:style-name="Normal">1. Keter - (Macro - Water, Hearing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Subjugate emotion from Ego]</text:p>
      <text:p text:style-name="Normal"/>
      <text:p text:style-name="Normal"><text:span text:style-name="T2">POEM 28 - ENCOURAGED BY MENTOR</text:span></text:p>
      <text:p text:style-name="Normal"/>
      <text:p text:style-name="Normal">1. Keter - (Macro - Fire, Taste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Magnetize Inspiration of Heart]</text:p>
      <text:p text:style-name="Normal"/>
      <text:p text:style-name="Normal"><text:span text:style-name="T2">POEM 29 - CROSS 1ST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{Peaceful Activity - Birth into Emotional Glory}</text:p>
      <text:p text:style-name="Normal">10. Malkuth - </text:p>
      <text:p text:style-name="Normal"/>
      <text:p text:style-name="Normal"><text:span text:style-name="T2">POEM 30 - TESTS, ALLIES &amp; ENEMIES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{Peaceful Activity - Grace grasping emotion}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31 - CROSS 2ND THRESHOLD</text:span></text:p>
      <text:p text:style-name="Normal"/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{Peaceful Activity - Death of Emotional Anger}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32 - ENDURE THE ORDEAL</text:span></text:p>
      <text:p text:style-name="Normal"/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Earth Preservation Shiva~</text:p>
      <text:p text:style-name="Normal"/>
      <text:p text:style-name="Normal"><text:span text:style-name="T2">POEM 33 - TAKE POSSESSION OF REWARD</text:span></text:p>
      <text:p text:style-name="Normal"/>
      <text:p text:style-name="Normal">1. Keter - </text:p>
      <text:p text:style-name="Normal">2. Chochmah - </text:p>
      <text:p text:style-name="Normal">3. Binah - ~Air Preservation Shiva~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34 - ESCAPE PURSUERS ON WAY BACK TO ORDINARY WOR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~Water Preservation Shiva~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35 - CROSS 3RD THRESHOLD</text:span></text:p>
      <text:p text:style-name="Normal"/>
      <text:p text:style-name="Normal"/>
      <text:p text:style-name="Normal">1. Keter - ~Fire Preservation Shiva~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36 - RETURN WITH ELIXER</text:span></text:p>
      <text:p text:style-name="Normal"/>
      <text:p text:style-name="Normal"/>
      <text:p text:style-name="Normal">1. Keter - </text:p>
      <text:p text:style-name="Normal">2. Chochmah - ~Quintessence Preservation Shiva~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1">SECTION IV - FIRE inspiration</text:span></text:p>
      <text:p text:style-name="Normal">Hero of Atziluth {6} [Magnetizing Inspiration] - The Sorter</text:p>
      <text:p text:style-name="Normal"/>
      <text:p text:style-name="Normal"><text:span text:style-name="T2">POEM 37 - ORDINARY WORLD</text:span></text:p>
      <text:p text:style-name="Normal"/>
      <text:p text:style-name="Normal">Come back to Holy Emotional Forms and become a Bodhisattva</text:p>
      <text:p text:style-name="Normal">Ahura Mazda’s Yin sweetly smiles like a waning Cheshire</text:p>
      <text:p text:style-name="Normal">By pools of flooding darkness stands Noah</text:p>
      <text:p text:style-name="Normal">He longs for rainbows and aromas of fresh lands</text:p>
      <text:p text:style-name="Normal">The Merciful Advocate makes light yokes of crosses</text:p>
      <text:p text:style-name="Normal">Effulgent Queen of White Fire &amp; Gold</text:p>
      <text:p text:style-name="Normal">Victorious over Hermes &amp; his restless flight</text:p>
      <text:p text:style-name="Normal">Still with Beatific Vision and Conflagrations of Blessed Assurance</text:p>
      <text:p text:style-name="Normal">Serene, Orphic, Regal, True, Elevated Reticence</text:p>
      <text:p text:style-name="Normal">Branches of Virtuous, flickering pink flames</text:p>
      <text:p text:style-name="Normal"/>
      <text:p text:style-name="Normal"><text:span text:style-name="T2">POEM 38 - CALL TO ADVENTURE</text:span></text:p>
      <text:p text:style-name="Normal"/>
      <text:p text:style-name="Normal">1. Keter - (Macro - Air, Touch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Increase comprehension of Generative]</text:p>
      <text:p text:style-name="Normal"/>
      <text:p text:style-name="Normal">Right Concentration, Right Intention</text:p>
      <text:p text:style-name="Normal">Sankhara</text:p>
      <text:p text:style-name="Normal">The cause of suffering is craving</text:p>
      <text:p text:style-name="Normal">wisdom of discernment; Wisdom of profound insight, or discrimination, for exposition and doubt - destruction - derived from the mind consciousness (6th consciousness).</text:p>
      <text:p text:style-name="Normal">Infinite Light</text:p>
      <text:p text:style-name="Normal">Poison of the passions</text:p>
      <text:p text:style-name="Normal">Eyes &amp; Sight</text:p>
      <text:p text:style-name="Normal">Lotus</text:p>
      <text:p text:style-name="Normal">Compassion</text:p>
      <text:p text:style-name="Normal">Observation</text:p>
      <text:p text:style-name="Normal">Red</text:p>
      <text:p text:style-name="Normal">Taste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2">POEM 39 - REFUSE THE CALL</text:span></text:p>
      <text:p text:style-name="Normal"/>
      <text:p text:style-name="Normal">1. Keter - (Macro - Water, Hearing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Subjugate emotion from Ego]</text:p>
      <text:p text:style-name="Normal"/>
      <text:p text:style-name="Normal"><text:span text:style-name="T2">POEM 40 - ENCOURAGED BY MENTOR</text:span></text:p>
      <text:p text:style-name="Normal"/>
      <text:p text:style-name="Normal">1. Keter - (Macro - Fire, Taste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Magnetize Inspiration of Heart]</text:p>
      <text:p text:style-name="Normal"/>
      <text:p text:style-name="Normal"><text:span text:style-name="T2">POEM 41 - CROSS 1ST THRESHOLD</text:span></text:p>
      <text:p text:style-name="Normal">{Peaceful Activity - Birth into Fire of Inspiration}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42 - TESTS, ALLIES &amp; ENEMIES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{Peaceful Activity - Grace grasping Inspiration}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43 - CROSS 2ND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{Peaceful Activity - Death of Inspirational Greed}</text:p>
      <text:p text:style-name="Normal">9. Yesod - </text:p>
      <text:p text:style-name="Normal">10. Malkuth - </text:p>
      <text:p text:style-name="Normal"/>
      <text:p text:style-name="Normal"><text:span text:style-name="T2">POEM 44 - ENDURE THE ORDEAL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Earth Dissolution Shiva~</text:p>
      <text:p text:style-name="Normal"/>
      <text:p text:style-name="Normal"><text:span text:style-name="T2">POEM 45 - TAKE POSSESSION OF REWARD</text:span></text:p>
      <text:p text:style-name="Normal"/>
      <text:p text:style-name="Normal">1. Keter - </text:p>
      <text:p text:style-name="Normal">2. Chochmah - </text:p>
      <text:p text:style-name="Normal">3. Binah - ~Air Dissolution Shiva~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46 - ESCAPE PURSUERS ON WAY BACK TO ORDINARY WOR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~Water Dissolution Shiva~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47 - CROSS 3RD THRESHOLD</text:span></text:p>
      <text:p text:style-name="Normal"/>
      <text:p text:style-name="Normal">1. Keter - ~Fire Dissolution Shiva~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48 - RETURN WITH ELIXER</text:span></text:p>
      <text:p text:style-name="Normal">~Quintessence Dissolution Shiva~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1">SECTION V - QUINTESSENCE</text:span></text:p>
      <text:p text:style-name="Normal">Hero of Akaniṣṭha {9} [Peaceful Unity] - The Harvester</text:p>
      <text:p text:style-name="Normal"/>
      <text:p text:style-name="Normal"><text:span text:style-name="T2">POEM 49 - ORDINARY WORLD</text:span></text:p>
      <text:p text:style-name="Normal"/>
      <text:p text:style-name="Normal">1. Keter - Call to Fire Adventure</text:p>
      <text:p text:style-name="Normal">2. Chochmah - Supernatural Fire Aid</text:p>
      <text:p text:style-name="Normal">3. Binah - Fire Threshold Guardian</text:p>
      <text:p text:style-name="Normal">4. Chesed - (Macro - Earth, Smell)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H.A.R.V.E.S.T.E.R.</text:p>
      <text:p text:style-name="Normal">10. Malkuth - [Micro - Supreme Planting in Root]</text:p>
      <text:p text:style-name="Normal"/>
      <text:p text:style-name="Normal"><text:span text:style-name="T2">POEM 50 - CALL TO ADVENTURE</text:span></text:p>
      <text:p text:style-name="Normal"/>
      <text:p text:style-name="Normal">1. Keter - (Macro - Air, Touch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Increase comprehension of Generative]</text:p>
      <text:p text:style-name="Normal"/>
      <text:p text:style-name="Normal"><text:span text:style-name="T2">POEM 51 - REFUSE THE CALL</text:span></text:p>
      <text:p text:style-name="Normal"/>
      <text:p text:style-name="Normal">1. Keter - (Macro - Water, Hearing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Subjugate emotion from Ego]</text:p>
      <text:p text:style-name="Normal"/>
      <text:p text:style-name="Normal"><text:span text:style-name="T2">POEM 52 - ENCOURAGED BY MENTOR</text:span></text:p>
      <text:p text:style-name="Normal"/>
      <text:p text:style-name="Normal">1. Keter - (Macro - Fire, Taste)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[Micro - Magnetize Inspiration of Heart]</text:p>
      <text:p text:style-name="Normal"/>
      <text:p text:style-name="Normal"><text:span text:style-name="T2">POEM 53 - CROSS 1ST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{Peaceful Activity - Birth into Fire of Quintessence}</text:p>
      <text:p text:style-name="Normal">10. Malkuth - </text:p>
      <text:p text:style-name="Normal"/>
      <text:p text:style-name="Normal"><text:span text:style-name="T2">POEM 54 - TESTS, ALLIES &amp; ENEMIES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{Peaceful Activity - Grace grasping Quintessence}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55 - CROSS 2ND THRESHO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{Peaceful Activity - Death of Quintessential Ignorance}</text:p>
      <text:p text:style-name="Normal">9. Yesod - </text:p>
      <text:p text:style-name="Normal">10. Malkuth - </text:p>
      <text:p text:style-name="Normal"/>
      <text:p text:style-name="Normal"><text:span text:style-name="T2">POEM 56 - ENDURE THE ORDEAL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Earth Revelation Shiva~</text:p>
      <text:p text:style-name="Normal"/>
      <text:p text:style-name="Normal"><text:span text:style-name="T2">POEM <text:s text:c="1"/>57 - TAKE POSSESSION OF REWARD</text:span></text:p>
      <text:p text:style-name="Normal"/>
      <text:p text:style-name="Normal">1. Keter - </text:p>
      <text:p text:style-name="Normal">2. Chochmah - </text:p>
      <text:p text:style-name="Normal">3. Binah - ~Air Revelation Shiva~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58 - ESCAPE PURSUERS ON WAY BACK TO ORDINARY WORLD</text:span></text:p>
      <text:p text:style-name="Normal"/>
      <text:p text:style-name="Normal">1. Keter - </text:p>
      <text:p text:style-name="Normal">2. Chochmah - </text:p>
      <text:p text:style-name="Normal">3. Binah - </text:p>
      <text:p text:style-name="Normal">4. Chesed - ~Water Revelation Shiva~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  <text:p text:style-name="Normal"/>
      <text:p text:style-name="Normal"><text:span text:style-name="T2">POEM 59 - CROSS 3RD THRESHOLD</text:span></text:p>
      <text:p text:style-name="Normal"/>
      <text:p text:style-name="Normal">1. Keter -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~Fire Revelation Shiva~</text:p>
      <text:p text:style-name="Normal"/>
      <text:p text:style-name="Normal"><text:span text:style-name="T2">POEM 60 - RETURN WITH ELIXER</text:span></text:p>
      <text:p text:style-name="Normal"/>
      <text:p text:style-name="Normal">1. Keter - ~Quintessence Revelation Shiva~</text:p>
      <text:p text:style-name="Normal">2. Chochmah - </text:p>
      <text:p text:style-name="Normal">3. Binah - </text:p>
      <text:p text:style-name="Normal">4. Chesed - </text:p>
      <text:p text:style-name="Normal">5. Gevurah - </text:p>
      <text:p text:style-name="Normal">6. Tiphereth - </text:p>
      <text:p text:style-name="Normal">7. Netzach - </text:p>
      <text:p text:style-name="Normal">8. Hod - </text:p>
      <text:p text:style-name="Normal">9. Yesod - </text:p>
      <text:p text:style-name="Normal">10. Malkuth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